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1.251cm" fo:margin-right="0cm" fo:line-height="150%" fo:text-align="justify" style:justify-single-word="false" fo:text-indent="0cm" style:auto-text-indent="false"/>
      <style:text-properties officeooo:rsid="000a9cf9" officeooo:paragraph-rsid="000b11a8"/>
    </style:style>
    <style:style style:name="P2" style:family="paragraph" style:parent-style-name="Standard">
      <style:paragraph-properties fo:line-height="150%" fo:text-align="justify" style:justify-single-word="false"/>
      <style:text-properties officeooo:rsid="000a9cf9" officeooo:paragraph-rsid="000a9cf9"/>
    </style:style>
    <style:style style:name="P3" style:family="paragraph" style:parent-style-name="Standard">
      <style:paragraph-properties fo:margin-left="1.251cm" fo:margin-right="0cm" fo:line-height="150%" fo:text-align="justify" style:justify-single-word="false" fo:text-indent="0cm" style:auto-text-indent="false"/>
      <style:text-properties officeooo:rsid="000b64b9" officeooo:paragraph-rsid="000b64b9"/>
    </style:style>
    <style:style style:name="P4" style:family="paragraph" style:parent-style-name="Standard">
      <style:paragraph-properties fo:line-height="150%"/>
      <style:text-properties fo:font-weight="bold" officeooo:rsid="000a9cf9" officeooo:paragraph-rsid="000b11a8" style:font-weight-asian="bold" style:font-weight-complex="bold"/>
    </style:style>
    <style:style style:name="P5" style:family="paragraph" style:parent-style-name="Standard">
      <style:paragraph-properties fo:line-height="150%" fo:text-align="justify" style:justify-single-word="false"/>
      <style:text-properties fo:font-weight="bold" officeooo:rsid="000b11a8" officeooo:paragraph-rsid="000b11a8" style:font-weight-asian="bold" style:font-weight-complex="bold"/>
    </style:style>
    <style:style style:name="P6" style:family="paragraph" style:parent-style-name="Standard">
      <style:text-properties officeooo:rsid="000b68be" officeooo:paragraph-rsid="000b68be"/>
    </style:style>
    <style:style style:name="P7" style:family="paragraph" style:parent-style-name="Standard">
      <style:paragraph-properties fo:margin-left="0cm" fo:margin-right="0cm" fo:line-height="150%" fo:text-align="justify" style:justify-single-word="false" fo:text-indent="0cm" style:auto-text-indent="false"/>
      <style:text-properties officeooo:rsid="000b68be" officeooo:paragraph-rsid="000b68be"/>
    </style:style>
    <style:style style:name="P8" style:family="paragraph" style:parent-style-name="Standard">
      <style:paragraph-properties fo:line-height="150%" fo:text-align="justify" style:justify-single-word="false"/>
      <style:text-properties officeooo:paragraph-rsid="000b68be"/>
    </style:style>
    <style:style style:name="P9" style:family="paragraph" style:parent-style-name="Standard">
      <style:paragraph-properties fo:line-height="150%"/>
    </style:style>
    <style:style style:name="P10" style:family="paragraph" style:parent-style-name="Standard">
      <style:paragraph-properties fo:text-align="center" style:justify-single-word="false"/>
      <style:text-properties fo:font-size="14pt" fo:font-weight="bold" officeooo:rsid="000b64b9" officeooo:paragraph-rsid="000b64b9" style:font-size-asian="14pt" style:font-weight-asian="bold" style:font-size-complex="14pt" style:font-weight-complex="bold"/>
    </style:style>
    <style:style style:name="P11" style:family="paragraph" style:parent-style-name="Standard">
      <style:paragraph-properties fo:text-align="center" style:justify-single-word="false"/>
      <style:text-properties fo:font-size="18pt" fo:font-weight="bold" officeooo:rsid="000b64b9" officeooo:paragraph-rsid="000b64b9" style:font-size-asian="18pt" style:font-weight-asian="bold" style:font-size-complex="18pt" style:font-weight-complex="bold"/>
    </style:style>
    <style:style style:name="T1" style:family="text">
      <style:text-properties officeooo:rsid="000b11a8"/>
    </style:style>
    <style:style style:name="T2" style:family="text">
      <style:text-properties fo:font-style="italic" officeooo:rsid="000b11a8" style:font-style-asian="italic" style:font-style-complex="italic"/>
    </style:style>
    <style:style style:name="T3" style:family="text">
      <style:text-properties fo:font-style="normal" officeooo:rsid="000b11a8" style:font-style-asian="normal" style:font-style-complex="normal"/>
    </style:style>
    <style:style style:name="T4" style:family="text">
      <style:text-properties fo:font-style="normal" officeooo:rsid="000b64b9" style:font-style-asian="normal" style:font-style-complex="normal"/>
    </style:style>
    <style:style style:name="T5" style:family="text">
      <style:text-properties officeooo:rsid="000b68be"/>
    </style:style>
    <style:style style:name="T6" style:family="text">
      <style:text-properties fo:font-weight="bold" style:font-weight-asian="bold" style:font-weight-complex="bold"/>
    </style:style>
    <style:style style:name="T7" style:family="text">
      <style:text-properties fo:font-weight="bold" officeooo:rsid="000b68be"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Exemple de double discours</text:p>
      <text:p text:style-name="P10">« Faut-il toujours dire la vérité ? »</text:p>
      <text:p text:style-name="P6"/>
      <text:p text:style-name="P6"><text:span text:style-name="T6"/></text:p>
      <text:p text:style-name="P8"><text:span text:style-name="T7">Exercice 1 :</text:span><text:span text:style-name="T5"> identifiez tous les sophismes et paralogismes employés dans le double discours suivant.</text:span></text:p>
      <text:p text:style-name="P9"/>
      <text:p text:style-name="P4"><text:span text:style-name="T5">1. </text:span><text:span text:style-name="T1">Discours pour : </text:span></text:p>
      <text:p text:style-name="P1">La vérité est une chose sacrée : nous lui devons un respect absolu. Ce qui peut vous en convaincre, c’est que dans toutes les sociétés humaines connues, le mensonge est considéré comme une abomination. Rien de plus naturel, par ailleurs que la vérité : a-t-on jamais vu un animal mentir, dissimuler ? <text:span text:style-name="T1">Et les enfants ? La sagesse populaire ne dit-elle pas que c’est de leur bouche que sort la vérité ? Au juste, voyons </text:span><text:span text:style-name="T2">qui</text:span><text:span text:style-name="T3"> ment : le peuple pitoyable des voleurs, des violeurs, des criminels de tous bords. En effet, de deux choses l’une : soit on a rien à se reprocher, et on peut respecter la vérité ; soit on agit mal, et on doit utiliser le mensonge pour se protéger. </text:span><text:span text:style-name="T4">Vous me direz que la vérité n’est pas toujours agréable à entendre, j’en conviens ; mais comme le disait André Gide, « C'est souvent lorsqu'elle est est la plus désagréable à entendre qu'une vérité est le plus utile à dire. ».</text:span></text:p>
      <text:p text:style-name="P2"/>
      <text:p text:style-name="P2"/>
      <text:p text:style-name="P5"><text:span text:style-name="T5">2. </text:span>Discours contre :</text:p>
      <text:p text:style-name="P3">Qu’ils sont mignons ces défenseurs de la vérité absolue, avec leur petite vertu, leurs petits principes, complètement aveuglés par leurs théories ! Oui, il est parfois nécessaire de mentir pour protéger les autres. E<text:span text:style-name="T5">t est-il plus noble de prendre sur soi pour protéger les autres, ou de s’accrocher égoïstement à ses petits principes moraux ?</text:span> Vous qui affirmez que la vérité est un devoir absolu, n’avez-vous jamais menti vous-même ? N’avez-vous pas raconté la belle fable du Père Noël à vos enfants, pour les amuser et les émerveiller ? Ne soyez pas hypocrites. Imaginez le vieil homme à qui, au soir de sa vie, on annonce que son enfant vient de trouver la mort dans un accident. N’aurait-il pas été plus humain de lui cacher la vérité et lui permettre de profiter de ses derniers instants en paix ? </text:p>
      <text:p text:style-name="P3"/>
      <text:p text:style-name="P7"><text:span text:style-name="T6">Exercice 2 :</text:span> Prenez l’un des sophismes et paralogismes de ce double discours, et répondez à l’auteur en le contredisan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3-17T09:00:14.571000000</meta:creation-date>
    <dc:title>Page vierge</dc:title>
    <meta:generator>LibreOffice/7.2.5.2$Windows_X86_64 LibreOffice_project/499f9727c189e6ef3471021d6132d4c694f357e5</meta:generator>
    <meta:editing-duration>PT9M19S</meta:editing-duration>
    <meta:editing-cycles>2</meta:editing-cycles>
    <dc:date>2023-03-17T09:50:14.418000000</dc:date>
    <meta:document-statistic meta:table-count="0" meta:image-count="0" meta:object-count="0" meta:page-count="1" meta:paragraph-count="8" meta:word-count="359" meta:character-count="2020" meta:non-whitespace-character-count="1667"/>
    <meta:template xlink:type="simple" xlink:actuate="onRequest" xlink:title="Page vierge" xlink:href="../../../../../../AppData/Roaming/LibreOffice/4/user/template/Page%20vierge1.ott" meta:date="2023-03-17T09:00:14.085000000"/>
  </office:meta>
</office:document-meta>
</file>